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7545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8883b" officeooo:paragraph-rsid="0066317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6e2598" officeooo:paragraph-rsid="006e2598"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7" style:family="paragraph" style:parent-style-name="Standard">
      <style:text-properties officeooo:rsid="003c745f" officeooo:paragraph-rsid="003038bd"/>
    </style:style>
    <style:style style:name="P28" style:family="paragraph" style:parent-style-name="Standard">
      <style:text-properties officeooo:rsid="005010fa" officeooo:paragraph-rsid="005010fa"/>
    </style:style>
    <style:style style:name="P29" style:family="paragraph" style:parent-style-name="Standard">
      <style:text-properties officeooo:rsid="0051e934" officeooo:paragraph-rsid="0051e934"/>
    </style:style>
    <style:style style:name="P30"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2pt" fo:font-weight="normal" officeooo:rsid="0064550d" officeooo:paragraph-rsid="00663174" style:font-size-asian="10.5pt" style:font-weight-asian="normal" style:font-size-complex="12pt" style:font-weight-complex="normal"/>
    </style:style>
    <style:style style:name="P32"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663174"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d1a4d" officeooo:paragraph-rsid="006d1a4d"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5dc0c8" officeooo:paragraph-rsid="00663174"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72e473" officeooo:paragraph-rsid="0072e473"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4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79bc0" officeooo:paragraph-rsid="00735e9b" style:font-size-asian="10.5pt" style:font-weight-asian="normal" style:font-size-complex="12pt" style:font-weight-complex="normal"/>
    </style:style>
    <style:style style:name="P4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4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5dc0c8" officeooo:paragraph-rsid="00663174" style:font-size-asian="10.5pt" style:font-weight-asian="normal" style:font-size-complex="12pt" style:font-weight-complex="normal"/>
    </style:style>
    <style:style style:name="P4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46"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79bc0" officeooo:paragraph-rsid="00679bc0" style:font-size-asian="10.5pt" style:font-weight-asian="normal" style:font-size-complex="12pt" style:font-weight-complex="normal"/>
    </style:style>
    <style:style style:name="P47"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d1a4d" officeooo:paragraph-rsid="006d1a4d" style:font-size-asian="10.5pt" style:font-weight-asian="normal" style:font-size-complex="12pt" style:font-weight-complex="normal"/>
    </style:style>
    <style:style style:name="P4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18d2f" officeooo:paragraph-rsid="00718d2f" style:font-size-asian="10.5pt" style:font-weight-asian="normal" style:font-size-complex="12pt" style:font-weight-complex="normal"/>
    </style:style>
    <style:style style:name="P4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2e473" officeooo:paragraph-rsid="0072e473" style:font-size-asian="10.5pt" style:font-weight-asian="normal" style:font-size-complex="12pt" style:font-weight-complex="normal"/>
    </style:style>
    <style:style style:name="P5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441a56" officeooo:paragraph-rsid="00663174" style:font-size-asian="10.5pt" style:font-weight-asian="normal" style:font-size-complex="12pt" style:font-weight-complex="normal"/>
    </style:style>
    <style:style style:name="P5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ad2f8" officeooo:paragraph-rsid="003ad2f8" style:font-size-asian="10.5pt" style:font-weight-asian="normal" style:font-size-complex="12pt" style:font-weight-complex="normal"/>
    </style:style>
    <style:style style:name="P5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5943a" officeooo:paragraph-rsid="0075943a" style:font-size-asian="10.5pt" style:font-weight-asian="normal" style:font-size-complex="12pt" style:font-weight-complex="normal"/>
    </style:style>
    <style:style style:name="P5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54"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5"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6"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8883b" officeooo:paragraph-rsid="00441a56" style:font-size-asian="10.5pt" style:font-weight-asian="normal" style:font-size-complex="12pt" style:font-weight-complex="normal"/>
    </style:style>
    <style:style style:name="P5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6b4b55" officeooo:paragraph-rsid="006b4b55" style:font-size-asian="10.5pt" style:font-weight-asian="normal" style:font-size-complex="12pt" style:font-weight-complex="normal"/>
    </style:style>
    <style:style style:name="P60" style:family="paragraph" style:parent-style-name="Heading_20_1">
      <style:text-properties fo:font-size="14pt" style:font-size-asian="14pt" style:font-size-complex="14pt"/>
    </style:style>
    <style:style style:name="P61" style:family="paragraph" style:parent-style-name="Heading_20_1">
      <style:text-properties fo:font-size="14pt" officeooo:rsid="00538ca4" officeooo:paragraph-rsid="00538ca4" style:font-size-asian="12.25pt" style:font-size-complex="14pt"/>
    </style:style>
    <style:style style:name="P62" style:family="paragraph" style:parent-style-name="Heading_20_1">
      <style:text-properties fo:font-size="14pt" officeooo:rsid="0053fd01" officeooo:paragraph-rsid="0053fd01" style:font-size-asian="12.25pt" style:font-size-complex="14pt"/>
    </style:style>
    <style:style style:name="P63" style:family="paragraph" style:parent-style-name="Heading_20_1">
      <style:text-properties fo:font-size="14pt" officeooo:rsid="004c750f" officeooo:paragraph-rsid="004c750f" style:font-size-asian="12.25pt" style:font-size-complex="14pt"/>
    </style:style>
    <style:style style:name="P64" style:family="paragraph" style:parent-style-name="Heading_20_1">
      <style:text-properties fo:font-size="14pt" officeooo:rsid="005010fa" officeooo:paragraph-rsid="005010fa" style:font-size-asian="12.25pt" style:font-size-complex="14pt"/>
    </style:style>
    <style:style style:name="P65" style:family="paragraph" style:parent-style-name="Standard" style:list-style-name="L1">
      <style:text-properties officeooo:rsid="001cf658" officeooo:paragraph-rsid="0034ca8a"/>
    </style:style>
    <style:style style:name="P66" style:family="paragraph" style:parent-style-name="Standard" style:list-style-name="L1">
      <style:text-properties officeooo:rsid="001d9e3f" officeooo:paragraph-rsid="0034ca8a"/>
    </style:style>
    <style:style style:name="P67"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68" style:family="paragraph" style:parent-style-name="Standard" style:list-style-name="L2">
      <style:paragraph-properties fo:text-align="start" style:justify-single-word="false"/>
      <style:text-properties fo:font-size="12pt" fo:font-weight="normal" officeooo:rsid="00754592" officeooo:paragraph-rsid="00754592" style:font-size-asian="10.5pt" style:font-weight-asian="normal" style:font-size-complex="12pt" style:font-weight-complex="normal"/>
    </style:style>
    <style:style style:name="P69" style:family="paragraph" style:parent-style-name="Standard" style:list-style-name="L3">
      <loext:graphic-properties draw:fill="none"/>
      <style:paragraph-properties fo:text-align="start" style:justify-single-word="false" fo:background-color="transparent"/>
      <style:text-properties fo:font-size="12pt" fo:font-weight="normal" officeooo:rsid="006d1a4d" officeooo:paragraph-rsid="006d1a4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76ddd3" officeooo:paragraph-rsid="0076ddd3" style:font-size-asian="10.5pt" style:font-weight-asian="normal" style:font-size-complex="12pt" style:font-weight-complex="normal"/>
    </style:style>
    <style:style style:name="P72" style:family="paragraph" style:parent-style-name="Standard" style:list-style-name="L5">
      <style:text-properties officeooo:rsid="001d6f1d" officeooo:paragraph-rsid="001d6f1d"/>
    </style:style>
    <style:style style:name="P73" style:family="paragraph" style:parent-style-name="Standard" style:list-style-name="L5">
      <style:text-properties officeooo:rsid="0025fe31" officeooo:paragraph-rsid="0025fe31"/>
    </style:style>
    <style:style style:name="P74" style:family="paragraph" style:parent-style-name="Standard" style:list-style-name="L5">
      <style:text-properties style:text-underline-style="none" officeooo:rsid="001d6f1d" officeooo:paragraph-rsid="001d6f1d"/>
    </style:style>
    <style:style style:name="P75" style:family="paragraph" style:parent-style-name="Standard" style:list-style-name="L5">
      <style:text-properties style:text-underline-style="solid" style:text-underline-width="auto" style:text-underline-color="font-color" officeooo:rsid="001d6f1d" officeooo:paragraph-rsid="001d6f1d"/>
    </style:style>
    <style:style style:name="P76" style:family="paragraph" style:parent-style-name="Standard" style:list-style-name="L4">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T30" style:family="text">
      <style:text-properties officeooo:rsid="005dc0c8"/>
    </style:style>
    <style:style style:name="T31" style:family="text">
      <style:text-properties officeooo:rsid="005fc061"/>
    </style:style>
    <style:style style:name="T32" style:family="text">
      <style:text-properties officeooo:rsid="00629dfc"/>
    </style:style>
    <style:style style:name="T33" style:family="text">
      <style:text-properties officeooo:rsid="00663174"/>
    </style:style>
    <style:style style:name="T34" style:family="text">
      <style:text-properties officeooo:rsid="00698f44"/>
    </style:style>
    <style:style style:name="T35" style:family="text">
      <style:text-properties officeooo:rsid="006d1a4d"/>
    </style:style>
    <style:style style:name="T36" style:family="text">
      <style:text-properties officeooo:rsid="006e2598"/>
    </style:style>
    <style:style style:name="T37" style:family="text">
      <style:text-properties officeooo:rsid="00735e9b"/>
    </style:style>
    <style:style style:name="T38" style:family="text">
      <style:text-properties officeooo:rsid="00754592"/>
    </style:style>
    <style:style style:name="T39" style:family="text">
      <style:text-properties officeooo:rsid="00779be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5">some random though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798_3548774975" text:style-name="Index_20_Link" text:visited-style-name="Index_20_Link">Features<text:tab/>1</text:a></text:p>
          <text:p text:style-name="P57"><text:a xlink:type="simple" xlink:href="#__RefHeading___Toc2175_3548774975" text:style-name="Index_20_Link" text:visited-style-name="Index_20_Link">Reports<text:tab/>1</text:a></text:p>
          <text:p text:style-name="P57"><text:a xlink:type="simple" xlink:href="#__RefHeading___Toc800_3548774975" text:style-name="Index_20_Link" text:visited-style-name="Index_20_Link">Users<text:tab/>2</text:a></text:p>
          <text:p text:style-name="P57"><text:a xlink:type="simple" xlink:href="#__RefHeading___Toc802_3548774975" text:style-name="Index_20_Link" text:visited-style-name="Index_20_Link">Permissions<text:tab/>2</text:a></text:p>
          <text:p text:style-name="P57"><text:a xlink:type="simple" xlink:href="#__RefHeading___Toc804_3548774975" text:style-name="Index_20_Link" text:visited-style-name="Index_20_Link">Project Close Date<text:tab/>2</text:a></text:p>
          <text:p text:style-name="P57"><text:a xlink:type="simple" xlink:href="#__RefHeading___Toc806_3548774975" text:style-name="Index_20_Link" text:visited-style-name="Index_20_Link">Expenses<text:tab/>2</text:a></text:p>
          <text:p text:style-name="P57"><text:a xlink:type="simple" xlink:href="#__RefHeading___Toc808_3548774975" text:style-name="Index_20_Link" text:visited-style-name="Index_20_Link">User-defined Element Properties<text:tab/>2</text:a></text:p>
          <text:p text:style-name="P57"><text:a xlink:type="simple" xlink:href="#__RefHeading___Toc2177_3548774975" text:style-name="Index_20_Link" text:visited-style-name="Index_20_Link">Repository<text:tab/>3</text:a></text:p>
          <text:p text:style-name="P57"><text:a xlink:type="simple" xlink:href="#__RefHeading___Toc810_3548774975" text:style-name="Index_20_Link" text:visited-style-name="Index_20_Link">Preferences<text:tab/>3</text:a></text:p>
          <text:p text:style-name="P57"><text:a xlink:type="simple" xlink:href="#__RefHeading___Toc812_3548774975" text:style-name="Index_20_Link" text:visited-style-name="Index_20_Link">Session State<text:tab/>4</text:a></text:p>
          <text:p text:style-name="P57"><text:a xlink:type="simple" xlink:href="#__RefHeading___Toc1325_3548774975" text:style-name="Index_20_Link" text:visited-style-name="Index_20_Link">Host Portal<text:tab/>4</text:a></text:p>
          <text:p text:style-name="P57"><text:a xlink:type="simple" xlink:href="#__RefHeading___Toc2095_3548774975" text:style-name="Index_20_Link" text:visited-style-name="Index_20_Link">The Executive<text:tab/>4</text:a></text:p>
          <text:p text:style-name="P57"><text:a xlink:type="simple" xlink:href="#__RefHeading___Toc814_3548774975" text:style-name="Index_20_Link" text:visited-style-name="Index_20_Link">Site_Conf<text:tab/>4</text:a></text:p>
          <text:p text:style-name="P57"><text:a xlink:type="simple" xlink:href="#__RefHeading___Toc816_3548774975" text:style-name="Index_20_Link" text:visited-style-name="Index_20_Link">Password Management<text:tab/>4</text:a></text:p>
          <text:p text:style-name="P57"><text:a xlink:type="simple" xlink:href="#__RefHeading___Toc818_3548774975" text:style-name="Index_20_Link" text:visited-style-name="Index_20_Link">Input Integrity<text:tab/>4</text:a></text:p>
          <text:p text:style-name="P57"><text:a xlink:type="simple" xlink:href="#__RefHeading___Toc820_3548774975" text:style-name="Index_20_Link" text:visited-style-name="Index_20_Link">HTTPS and SSL<text:tab/>5</text:a></text:p>
          <text:p text:style-name="P57"><text:a xlink:type="simple" xlink:href="#__RefHeading___Toc1701_3548774975" text:style-name="Index_20_Link" text:visited-style-name="Index_20_Link">Session<text:tab/>5</text:a></text:p>
        </text:index-body>
      </text:table-of-content>
      <text:p text:style-name="P6"/>
      <text:p text:style-name="P6"/>
      <text:h text:style-name="P60" text:outline-level="1"><text:bookmark-start text:name="__RefHeading___Toc798_3548774975"/>Features<text:bookmark-end text:name="__RefHeading___Toc798_3548774975"/></text:h>
      <text:list xml:id="list1352234402" text:style-name="L1">
        <text:list-item>
          <text:p text:style-name="P65">Log time &amp; expenses via a web form.</text:p>
        </text:list-item>
        <text:list-item>
          <text:p text:style-name="P65">Download logged data for invoices, timesheets, etc. via standard .csv files; example OpenOffice spreadsheet reports included.</text:p>
        </text:list-item>
        <text:list-item>
          <text:p text:style-name="P65">Designed for multiple staff reporting to one funding agency (most logging systems go the other way).</text:p>
        </text:list-item>
        <text:list-item>
          <text:p text:style-name="P65">Multiple projects can be logged and reported.</text:p>
        </text:list-item>
        <text:list-item>
          <text:p text:style-name="P65">Data is logged to subtask within task within project and, independently, to an general account.</text:p>
        </text:list-item>
        <text:list-item>
          <text:p text:style-name="P66">Administrative functions can be shared.</text:p>
        </text:list-item>
      </text:list>
      <text:p text:style-name="P7"/>
      <text:h text:style-name="P61" text:outline-level="1"><text:bookmark-start text:name="__RefHeading___Toc2175_3548774975"/>Reports<text:bookmark-end text:name="__RefHeading___Toc2175_3548774975"/></text:h>
      <text:p text:style-name="P20">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20"/>
      <text:p text:style-name="P21">Typically, a “template” report containing the operational code is opened. <text:s/>The created report is a copy of this template with the appropriate downloaded data formatted into it and the Basic code deleted from it. <text:s/>The template should remain unchanged.</text:p>
      <text:p text:style-name="P7"/>
      <text:p text:style-name="P71">LibreOffice has a security system that controls how a opening document responds to macros. <text:s/><text:soft-page-break/>Depending on your Macro Security Setting, you may have to respond to a query about the document before it will open. <text:s/>However, by specifying a “<text:span text:style-name="T39">Trusted File Source”, you can bypass this step. Open any LibreOffice document, then Tools → Options → Macro Security → Trusted Sources. <text:s/>Add to “Trusted File Location” any directory on your system, probably the directory containing your document.</text:span></text:p>
      <text:h text:style-name="P60" text:outline-level="1"><text:bookmark-start text:name="__RefHeading___Toc800_3548774975"/>Users<text:bookmark-end text:name="__RefHeading___Toc800_3548774975"/></text:h>
      <text:p text:style-name="P6">Can signon only if at least one organization connection. <text:s/>With the exception of the super-duper user, person_id=0. <text:s/>Other super users must, like normal users, have at least one org connection. <text:s/><text:span text:style-name="T6">Uses cookies.</text:span></text:p>
      <text:p text:style-name="P6"/>
      <text:h text:style-name="P60" text:outline-level="1"><text:bookmark-start text:name="__RefHeading___Toc802_3548774975"/>Permissions<text:bookmark-end text:name="__RefHeading___Toc802_3548774975"/></text:h>
      <text:p text:style-name="P8">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8"/>
      <text:p text:style-name="P27"><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4"/>
      <text:h text:style-name="P60" text:outline-level="1"><text:bookmark-start text:name="__RefHeading___Toc804_3548774975"/>Project Close Date<text:bookmark-end text:name="__RefHeading___Toc804_3548774975"/></text:h>
      <text:p text:style-name="P9">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60" text:outline-level="1"><text:bookmark-start text:name="__RefHeading___Toc806_3548774975"/>Expenses<text:bookmark-end text:name="__RefHeading___Toc806_3548774975"/></text:h>
      <text:p text:style-name="P3">The major difference in expenses vs hours is the expense type. There are <text:span text:style-name="T38">four default</text:span> types: <text:line-break/></text:p>
      <text:list xml:id="list3270573786" text:style-name="L2">
        <text:list-item>
          <text:p text:style-name="P67">Billed - these expenses are incurred in the field but come into the office to be paid. <text:s/>Credit card charges and invoices, primarily. <text:s/>They are not re-imburseable to the staff member.<text:line-break/></text:p>
        </text:list-item>
        <text:list-item>
          <text:p text:style-name="P67">Cash - these expenses are paid in the field, ie. they have been or will be paid by the staff member and are re-imburseable.<text:line-break/></text:p>
        </text:list-item>
        <text:list-item>
          <text:p text:style-name="P67">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line-break/></text:p>
        </text:list-item>
        <text:list-item>
          <text:p text:style-name="P68">Other - Just a catchall.</text:p>
          <text:p text:style-name="P67"/>
        </text:list-item>
      </text:list>
      <text:p text:style-name="P5">The mileage rate is project dependent and is entered on the Project Edit page. <text:s/>It defaults to 0.00. <text:s/>Note <text:soft-page-break/>that if the rate is later changed on the Project Edit page, that change will be reflected in the expenses displayed and downloaded, ie. only the mileage is kept within the DB and the actual amount re-imbursed is always re-calculated anytime it is seen on-line. </text:p>
      <text:p text:style-name="P5"/>
      <text:p text:style-name="P5"><text:span text:style-name="T38">Is possible to change the displayed label for each of these types, to prevent display of any, and to even add a new on. <text:s/>See Preferences, below.</text:span><text:line-break/></text:p>
      <text:h text:style-name="P60" text:outline-level="1"><text:bookmark-start text:name="__RefHeading___Toc808_3548774975"/><text:span text:style-name="T18">User-defined </text:span>Element Properties<text:bookmark-end text:name="__RefHeading___Toc808_3548774975"/></text:h>
      <text:p text:style-name="P15">An element refers to a record that 'defines' the system, such as a subtask record or an account record. <text:s/>A '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62" text:outline-level="1"><text:bookmark-start text:name="__RefHeading___Toc2177_3548774975"/>Repository<text:bookmark-end text:name="__RefHeading___Toc2177_3548774975"/></text:h>
      <text:p text:style-name="P21">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60" text:outline-level="1"><text:bookmark-start text:name="__RefHeading___Toc810_3548774975"/>Preferences<text:bookmark-end text:name="__RefHeading___Toc810_3548774975"/></text:h>
      <text:p text:style-name="P17">Some customization of the system is possible using the preferences <text:span text:style-name="T13">entered in table d10_preferences as assigned to the organization, the project, or the logged in person (by organization). <text:s/>Preferences are categorized as either 'cosmetic' or 'structural'. <text:s/>Only a superuser can change a structural preference.</text:span></text:p>
      <text:p text:style-name="P17"/>
      <text:p text:style-name="P24">Some preferences (eg. ‘expense’) have default values specified in the d10_preferences table. <text:s/>Some defaults can be extensively altered by user preferences; see individual preference write-ups below:</text:p>
      <text:p text:style-name="P18"/>
      <text:p text:style-name="P18">“<text:span text:style-name="T33">date”: (cosmetic)</text:span></text:p>
      <text:p text:style-name="P41">Change how dates are displayed and interpreted. <text:s/>It consists of three elements separated by &amp;. <text:s/><text:span text:style-name="T37">Default as specified in d10_preferences is “0&amp;Y-m-d&amp;365”.</text:span></text:p>
      <text:p text:style-name="P46"/>
      <text:p text:style-name="P46">Week start: A digit, 0-6 corresponding to Sunday-Saturday, being the start of the week.</text:p>
      <text:p text:style-name="P46">Date format: Only ‘Y-m-d’ and ‘m-d-Y’ are supported.</text:p>
      <text:p text:style-name="P46">Suspicious date: a number of days from today after <text:span text:style-name="T38">or before</text:span> which an entered date is considered suspicious. <text:s/><text:span text:style-name="T34">Only a super user can override a suspicious date.</text:span></text:p>
      <text:p text:style-name="P46"/>
      <text:p text:style-name="P46">For instance, ‘1&amp;m-d-Y&amp;365’ means the week is Mon-Sun; dates are displayed as, for instance, 10-21-2019; and any date 365 days (one year) from today will get a warning.</text:p>
      <text:p text:style-name="P46"/>
      <text:p text:style-name="P49">Applies to: organization, project.</text:p>
      <text:p text:style-name="P18"/>
      <text:p text:style-name="P18">“<text:span text:style-name="T30">label”: (cosmetic)</text:span></text:p>
      <text:p text:style-name="P38">Change the displayed label of system elements <text:span text:style-name="T32">such as</text:span> task <text:span text:style-name="T32">or </text:span>event. <text:s/>Much like “menu”, enter <text:soft-page-break/>&lt;element&gt;=&lt;label/labels&gt; separated with the “&amp;” char. <text:s/>Note that both singular and plural are specified. <text:s/>For instance, to change “event” to “class” and “<text:span text:style-name="T32">subtask</text:span>” to “<text:span text:style-name="T32">chore</text:span>”, the list is ‘event=class/<text:span text:style-name="T32">classes</text:span>&amp;<text:span text:style-name="T32">subtask</text:span>=<text:span text:style-name="T32">chore</text:span>/<text:span text:style-name="T32">chore</text:span>s’. <text:s/><text:span text:style-name="T31">Note: does not apply to the menu tags – see “menu” preferences.</text:span></text:p>
      <text:p text:style-name="P44"/>
      <text:p text:style-name="P49">Applies to: organization, project.</text:p>
      <text:p text:style-name="P44"/>
      <text:p text:style-name="P45">Implemented (or proposed) element labels:</text:p>
      <text:p text:style-name="P31">“event” applies to projects only.</text:p>
      <text:p text:style-name="P33">“subtask” (proposed) applies to projects only,</text:p>
      <text:p text:style-name="P33">“task” (proposed) applies to projects only.</text:p>
      <text:p text:style-name="P33">“project” applies to organizations only.</text:p>
      <text:p text:style-name="P59"/>
      <text:p text:style-name="P18">“<text:span text:style-name="T16">menu”: (cosmetic)</text:span></text:p>
      <text:p text:style-name="P36">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50"/>
      <text:p text:style-name="P49">Applies to: organization, project, person (per organization)</text:p>
      <text:p text:style-name="P18"/>
      <text:p text:style-name="P18">“<text:span text:style-name="T35">expense”: (cosmetic)</text:span></text:p>
      <text:p text:style-name="P37">Changes the displayed name of an expense type. <text:s/><text:span text:style-name="T36">Default</text:span> types, with code, <text:span text:style-name="T36">as specified in table d10_preferences</text:span> are</text:p>
      <text:list xml:id="list749472436" text:style-name="L3">
        <text:list-item>
          <text:p text:style-name="P69">“ca” → “cash”</text:p>
        </text:list-item>
        <text:list-item>
          <text:p text:style-name="P69">“bi” → “billed”</text:p>
        </text:list-item>
        <text:list-item>
          <text:p text:style-name="P69">“mi”→ “mileage”</text:p>
        </text:list-item>
        <text:list-item>
          <text:p text:style-name="P69">“ot” → “other”</text:p>
        </text:list-item>
      </text:list>
      <text:p text:style-name="P37">To change, enter &lt;code&gt;=&lt;new name&gt;. <text:s/><text:span text:style-name="T36">If the ‘new name’ is ‘-’ (the minus sign), this default will be ignored. <text:s/>It is also possible to add a new type by entering a new ‘code’/’name’ in the preference string.</text:span> <text:s/>Separate each change with the “&amp;” char. <text:s/>For instance, to change “billed” to “invoice”, <text:span text:style-name="T36">add a new “credit card” preference,</text:span> and <text:span text:style-name="T36">ignore</text:span> “ot<text:span text:style-name="T36">her”</text:span>, the list is “bi=invoice&amp;ot=-<text:span text:style-name="T36">&amp;cc=credit card</text:span>”.</text:p>
      <text:p text:style-name="P47"/>
      <text:p text:style-name="P52">WARNINGS: 1) Because the type code ‘hr’ is used for downloaded time logs it is recommended to not be used as an expense type. <text:s/>2) When a preference is set to ‘ignore’ a type, previously logged expenses with that type will NOT be changed and will be downloaded with that type code.</text:p>
      <text:p text:style-name="P47"/>
      <text:p text:style-name="P48">Applies to: project.</text:p>
      <text:p text:style-name="P18"/>
      <text:p text:style-name="P17">“<text:span text:style-name="T19">staff”: (structural)</text:span></text:p>
      <text:p text:style-name="P35">The list of modules that respond to a menu click is internally called the “staff”, hence this name. <text:s/>This list can be modified in two ways:</text:p>
      <text:p text:style-name="P54">1. Positive:</text:p>
      <text:p text:style-name="P55">Create a new list in a custom order and including only those items specified. <text:s/>The list is &lt;staff ID 1&gt;&amp;&lt;ID2&gt;&amp;&lt;ID3&gt;&amp;… <text:s/><text:span text:style-name="T20">You can find the standard menu ID list in the module lib/staff.php.</text:span></text:p>
      <text:p text:style-name="P53">2. Negative:</text:p>
      <text:p text:style-name="P56">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text:soft-page-break/>list is “-<text:span text:style-name="T17">EL&amp;EV”.</text:span></text:p>
      <text:p text:style-name="P39"/>
      <text:p text:style-name="P49">Applies to: organization.</text:p>
      <text:p text:style-name="P43"/>
      <text:p text:style-name="P17">“<text:span text:style-name="T16">theme”: (cosmetic)</text:span></text:p>
      <text:p text:style-name="P40">Overrides the site_config “THEME” parm.</text:p>
      <text:p text:style-name="P51"/>
      <text:p text:style-name="P49">Applies to: organization, person (per organization).</text:p>
      <text:p text:style-name="P58"/>
      <text:p text:style-name="P23">Possible additional preferences:</text:p>
      <text:list xml:id="list3557309402" text:style-name="L4">
        <text:list-header>
          <text:p text:style-name="P76">Suspicious rate amount</text:p>
        </text:list-header>
      </text:list>
      <text:p text:style-name="P34">decimal places (currency table?)</text:p>
      <text:p text:style-name="P42"><text:span text:style-name="T15">d</text:span><text:span text:style-name="T14">ecimal point</text:span></text:p>
      <text:p text:style-name="P26"/>
      <text:h text:style-name="P60" text:outline-level="1"><text:bookmark-start text:name="__RefHeading___Toc812_3548774975"/>Session State<text:bookmark-end text:name="__RefHeading___Toc812_3548774975"/></text:h>
      <text:p text:style-name="P16">See StateMachine.odt for more info.</text:p>
      <text:p text:style-name="P2"/>
      <text:h text:style-name="P63" text:outline-level="1"><text:bookmark-start text:name="__RefHeading___Toc1325_3548774975"/>Host Portal<text:bookmark-end text:name="__RefHeading___Toc1325_3548774975"/></text:h>
      <text:p text:style-name="P19">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9"/>
      <text:h text:style-name="P64" text:outline-level="1"><text:bookmark-start text:name="__RefHeading___Toc2095_3548774975"/>The Executive<text:bookmark-end text:name="__RefHeading___Toc2095_3548774975"/></text:h>
      <text:p text:style-name="P28">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8"/>
      <text:p text:style-name="P29">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60" text:outline-level="1"><text:bookmark-start text:name="__RefHeading___Toc814_3548774975"/>Site_Conf<text:bookmark-end text:name="__RefHeading___Toc814_3548774975"/></text:h>
      <text:p text:style-name="P10">Defines the “start” of the site. <text:s/>Contains configuration parameters and pointers to subsidiary configuration files. <text:s/><text:span text:style-name="T22">See DocRoot/site_conf.php for details.</text:span></text:p>
      <text:p text:style-name="P4"/>
      <text:h text:style-name="P60" text:outline-level="1"><text:bookmark-start text:name="__RefHeading___Toc816_3548774975"/>Password Management<text:bookmark-end text:name="__RefHeading___Toc816_3548774975"/></text:h>
      <text:p text:style-name="P11">The hashed password cannot be (easily) de-crypted. <text:s/>Hence, if a user forgets their password, the admin cannot retrieve it for them. <text:s/>The admin can create a new password, however, and relay the new to the user.</text:p>
      <text:p text:style-name="P12"/>
      <text:h text:style-name="P60" text:outline-level="1"><text:bookmark-start text:name="__RefHeading___Toc818_3548774975"/><text:soft-page-break/>Input Integrity<text:bookmark-end text:name="__RefHeading___Toc818_3548774975"/></text:h>
      <text:p text:style-name="P13">To prevent SQL injection, all alpha input should be scrubbed using the <text:span text:style-name="T8">COM_</text:span>input_edit() function in common.php.</text:p>
      <text:p text:style-name="P13">From Comments on User Submitted Data at www.php.net: </text:p>
      <text:p text:style-name="P30">You should not filter against known bad data, you need to white list your filters. </text:p>
      <text:p text:style-name="P32">Rather than looking for bad data, you should strip everything but what you expect because it's future proof. </text:p>
      <text:p text:style-name="P32"><text:tab/>$inputvar=substr(htmlentities($_POST['inputvar']),0,32); </text:p>
      <text:p text:style-name="P32"><text:tab/>$inputvar=preg_replace('/[^\w\.\-\&amp; ]/', '', $inputvar); </text:p>
      <text:p text:style-name="P32">Strip numbers, newlines, null characters, # and all non-printable characters, only allowing word characters(determined by locale setting), .,-, space and &amp; </text:p>
      <text:p text:style-name="P13">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2"/>
      <text:h text:style-name="P60" text:outline-level="1"><text:bookmark-start text:name="__RefHeading___Toc820_3548774975"/>HTTPS and SSL<text:bookmark-end text:name="__RefHeading___Toc820_3548774975"/></text:h>
      <text:p text:style-name="P22">TBD</text:p>
      <text:h text:style-name="P60" text:outline-level="1"><text:bookmark-start text:name="__RefHeading___Toc1701_3548774975"/>Session<text:bookmark-end text:name="__RefHeading___Toc1701_3548774975"/></text:h>
      <text:list xml:id="list3237199806" text:style-name="L5">
        <text:list-item>
          <text:p text:style-name="P72">S<text:span text:style-name="T5">TATE<text:line-break/>A LIFO array/stack of serialized state objects (see lib/state.php)</text:span></text:p>
        </text:list-item>
        <text:list-item>
          <text:p text:style-name="P73">SITE_ORIGIN</text:p>
        </text:list-item>
        <text:list-item>
          <text:p text:style-name="P72">OUR_ROOT<text:line-break/><text:tab/>rarities.php<text:line-break/><text:tab/><text:span text:style-name="T4">loadMDB_csv.php</text:span></text:p>
        </text:list-item>
        <text:list-item>
          <text:p text:style-name="P72">OUR_HOST<text:line-break/> prepend.php<text:line-break/> index.php<text:line-break/> <text:span text:style-name="T3">account_edit.php (style sheets, return to main)<text:line-break/> etc.<text:line-break/> loadMDB_csv.php</text:span></text:p>
        </text:list-item>
        <text:list-item>
          <text:p text:style-name="P74">_SITE_CONF</text:p>
        </text:list-item>
        <text:list-item>
          <text:p text:style-name="P74">UserPermits</text:p>
        </text:list-item>
        <text:list-item>
          <text:p text:style-name="P74">_EVICTED_</text:p>
        </text:list-item>
        <text:list-item>
          <text:p text:style-name="P74">_EVICTED</text:p>
        </text:list-item>
        <text:list-item>
          <text:p text:style-name="P74">org_TZO</text:p>
          <text:p text:style-name="P75"/>
        </text:list-item>
      </text:list>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wayne </meta:initial-creator>
    <meta:creation-date>2014-04-30T08:36:27.065013367</meta:creation-date>
    <dc:date>2021-02-03T15:20:25.288706140</dc:date>
    <meta:editing-duration>P1DT10H13M11S</meta:editing-duration>
    <meta:editing-cycles>57</meta:editing-cycles>
    <meta:generator>LibreOffice/7.0.3.1$Linux_X86_64 LibreOffice_project/00$Build-1</meta:generator>
    <meta:document-statistic meta:table-count="0" meta:image-count="0" meta:object-count="0" meta:page-count="6" meta:paragraph-count="127" meta:word-count="1878" meta:character-count="11918" meta:non-whitespace-character-count="10104"/>
  </office:meta>
</office:document-meta>
</file>